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Liberation Serif" fo:font-size="12pt" fo:font-weight="normal" officeooo:paragraph-rsid="00104ef7"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use-window-font-color="true" style:font-name="Liberation Serif" fo:font-size="12pt" fo:font-weight="bold" officeooo:paragraph-rsid="00104ef7"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style:use-window-font-color="true" style:font-name="Liberation Serif" fo:font-size="12pt" fo:font-weight="bold" officeooo:paragraph-rsid="00104ef7"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style:use-window-font-color="true" style:font-name="Liberation Serif" fo:font-size="12pt" fo:font-weight="normal" officeooo:paragraph-rsid="00104ef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weight="normal" officeooo:paragraph-rsid="00104ef7" style:font-size-asian="10.5pt" style:font-weight-asian="normal" style:font-size-complex="12pt" style:font-weight-complex="normal"/>
    </style:style>
    <style:style style:name="T1" style:family="text">
      <style:text-properties officeooo:rsid="0025aa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dlock prevention</text:p>
      <text:p text:style-name="P1"/>
      <text:p text:style-name="P1">Ensure that atleast one of the conditions does not hold</text:p>
      <text:list xml:id="list535177674" text:style-name="L1">
        <text:list-item>
          <text:p text:style-name="P3">Ensure that mutual-exclusion does not hold</text:p>
          <text:list>
            <text:list-item>
              <text:p text:style-name="P4">Cannot afford to prevent deadlocks by denying the mutual-exclusion condition because some resources are intrinsically non-shareable.</text:p>
            </text:list-item>
            <text:list-item>
              <text:p text:style-name="P4">Can deny mutual-exclusion on sharable resources like granting simultaneous access to read-only files.</text:p>
            </text:list-item>
          </text:list>
        </text:list-item>
        <text:list-item>
          <text:p text:style-name="P3">Ensure that hold-and-wait does not hold.</text:p>
          <text:list>
            <text:list-item>
              <text:p text:style-name="P4">Get-All approach</text:p>
              <text:list>
                <text:list-item>
                  <text:p text:style-name="P4">Require each process to request and be allocated all its resources before it begins its execution. Applications should thus be designed <text:span text:style-name="T1">so </text:span>that system calls requesting resources precede all other system calls.</text:p>
                </text:list-item>
                <text:list-item>
                  <text:p text:style-name="P4">Disadvantage : Device utilization will be low.</text:p>
                </text:list-item>
              </text:list>
            </text:list-item>
            <text:list-item>
              <text:p text:style-name="P4">Get-One-At-A-Time approach</text:p>
              <text:list>
                <text:list-item>
                  <text:p text:style-name="P4">Mandate that a process request resource only when it has none, i.e., it has to release its previously held resource before it can be granted a new one.</text:p>
                </text:list-item>
                <text:list-item>
                  <text:p text:style-name="P4">Disadvantage : Starvation of a process that needs several popular resources is possible.</text:p>
                </text:list-item>
              </text:list>
            </text:list-item>
          </text:list>
        </text:list-item>
        <text:list-item>
          <text:p text:style-name="P3">Ensure that preemption of granted resources is possible</text:p>
          <text:list>
            <text:list-item>
              <text:p text:style-name="P4">Surrender held resources if the current request can't be granted.</text:p>
            </text:list-item>
            <text:list-item>
              <text:p text:style-name="P4">Preempt and obtain resources of a waiting(waiting for other resources) process. If demand can't be meet by available resources from the free pool and those held by waiting processes, wait. This approach is used only for resources whose state can be easily saved and restored like CPU registers and memory.</text:p>
            </text:list-item>
          </text:list>
        </text:list-item>
        <text:list-item>
          <text:p text:style-name="P3">Ensure that a circular wait is not possible</text:p>
          <text:list>
            <text:list-item>
              <text:p text:style-name="P4">One way to ensure that this condition never holds is to impose a total ordering of all resource types and to require that each process requests resources in an increasing order of enumeration</text:p>
            </text:list-item>
            <text:list-item>
              <text:p text:style-name="P4">Think of it this way. Suppose that there are 2 resources R1 and R2. A and B get in a circular wait only when they are capable of acquiring resources out of order, say, A gets hold of R1, B gets hold of R2 and now A and B wait on resources held by the other. If an ordering is mandated, say R1 and then only R2, then one of A and B, say A, will get hold of R1 while the other will wait on R1. A will the get R2, finish its job and release R1 and R2. B can now proceed.</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31T18:54:07</meta:creation-date>
    <dc:date>2012-12-31T19:58:12</dc:date>
    <dc:creator>Kempa </dc:creator>
    <meta:editing-duration>P0D</meta:editing-duration>
    <meta:editing-cycles>2</meta:editing-cycles>
    <meta:generator>LibreOffice/3.6$Linux_x86 LibreOffice_project/360m1$Build-2</meta:generator>
    <meta:document-statistic meta:table-count="0" meta:image-count="0" meta:object-count="0" meta:page-count="1" meta:paragraph-count="18" meta:word-count="366" meta:character-count="2067" meta:non-whitespace-character-count="1735"/>
  </office:meta>
</office:document-meta>
</file>